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radialDB.ogv" manifest:media-type="application/vnd.sun.star.medi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25pt" style:font-size-asian="25pt" style:font-size-complex="25pt"/>
    </style:style>
    <style:style style:name="P2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E Lab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xercise 3</text:p>
            <text:p/>
            <text:p><text:span text:style-name="T1">Alexander Binsmaier, Ludwig Peuck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CDF Output</text:p>
          </draw:text-box>
        </draw:frame>
        <draw:frame draw:style-name="standard" draw:layer="layout" svg:width="21.629cm" svg:height="12.179cm" svg:x="3.184cm" svg:y="4.913cm" presentation:class="object">
          <draw:plugin xlink:href="Media/radialDB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CDF 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WE_TsunamiScenario</text:p>
                <text:list>
                  <text:list-item>
                    <text:p>Read input files: readNCFile(path) : x -, y -, z – Array</text:p>
                  </text:list-item>
                  <text:list-item>
                    <text:p>Get initial water height: Look up the closest x- and y-indexes for the input coordinates → return negative initial bathymetry of the location (or 0)</text:p>
                  </text:list-item>
                  <text:list-item>
                    <text:p>Get Bathymetry: Look up indexes → return initial bathymetry value of the location or bathymetry + displac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CDF Inpu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pointing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dded Boundary conditions, end of simulation to a different NetCDFWriter constructor</text:span></text:p>
              </text:list-item>
              <text:list-item>
                <text:p><text:span text:style-name="T2">If NetCDF should be used as output format, a second writer will be created, adding data every 10 timesteps to a checkpoint output file</text:span></text:p>
              </text:list-item>
              <text:list-item>
                <text:p><text:span text:style-name="T2">SWE_CheckpointScenario</text:span></text:p>
                <text:list>
                  <text:list-item>
                    <text:p><text:span text:style-name="T2">Read checkpoint file's last timestep + scalar values</text:span></text:p>
                  </text:list-item>
                  <text:list-item>
                    <text:p><text:span text:style-name="T2">Initialize a scenario out of the read data (cells, end of simulation, boundary condi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imul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eems like the displacement file is not read/applied correctly =&gt; There were no wav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00:07:37.694978720</meta:creation-date>
    <dc:date>2014-11-24T03:16:01.385789530</dc:date>
    <meta:editing-duration>PT1H34M2S</meta:editing-duration>
    <meta:editing-cycles>12</meta:editing-cycles>
    <meta:generator>LibreOffice/4.2.7.2$Linux_X86_64 LibreOffice_project/420m0$Build-2</meta:generator>
    <meta:document-statistic meta:object-count="45"/>
  </office:meta>
</office:document-meta>
</file>